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236in" style:rel-column-width="2339*"/>
    </style:style>
    <style:style style:name="Table1.B" style:family="table-column">
      <style:table-column-properties style:column-width="1.8778in" style:rel-column-width="2705*"/>
    </style:style>
    <style:style style:name="Table1.C" style:family="table-column">
      <style:table-column-properties style:column-width="3.1924in" style:rel-column-width="4599*"/>
    </style:style>
    <style:style style:name="Table1.A1" style:family="table-cell">
      <style:table-cell-properties fo:padding="0in" fo:border="none" style:writing-mode="page"/>
    </style:style>
    <style:style style:name="Table1.8" style:family="table-row">
      <style:table-row-properties style:min-row-height="0.2264in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style:writing-mode="lr-tb"/>
      <style:text-properties style:font-name="sans-serif" fo:font-size="10.5pt" officeooo:rsid="001e8aa0" officeooo:paragraph-rsid="001f4395"/>
    </style:style>
    <style:style style:name="P4" style:family="paragraph" style:parent-style-name="Standard">
      <style:paragraph-properties style:writing-mode="lr-tb"/>
      <style:text-properties style:font-name="sans-serif" fo:font-size="10.5pt" officeooo:rsid="001d88f8" officeooo:paragraph-rsid="001d88f8"/>
    </style:style>
    <style:style style:name="P5" style:family="paragraph" style:parent-style-name="Standard">
      <style:paragraph-properties fo:break-before="page" style:writing-mode="lr-tb"/>
      <style:text-properties style:font-name="sans-serif" fo:font-size="10.5pt" officeooo:rsid="001d88f8" officeooo:paragraph-rsid="001d88f8"/>
    </style:style>
    <style:style style:name="P6" style:family="paragraph" style:parent-style-name="Standard">
      <style:paragraph-properties style:writing-mode="lr-tb"/>
      <style:text-properties style:font-name="sans-serif" fo:font-size="10.5pt" fo:font-weight="bold" officeooo:rsid="001d88f8" officeooo:paragraph-rsid="001d88f8" style:font-weight-asian="bold" style:font-weight-complex="bold"/>
    </style:style>
    <style:style style:name="P7" style:family="paragraph" style:parent-style-name="Standard">
      <style:paragraph-properties style:writing-mode="lr-tb"/>
      <style:text-properties officeooo:rsid="001d88f8" officeooo:paragraph-rsid="001d88f8"/>
    </style:style>
    <style:style style:name="P8" style:family="paragraph" style:parent-style-name="Standard">
      <style:paragraph-properties style:writing-mode="lr-tb"/>
      <style:text-properties officeooo:rsid="001d88f8" officeooo:paragraph-rsid="001f4395"/>
    </style:style>
    <style:style style:name="P9" style:family="paragraph" style:parent-style-name="Standard">
      <style:paragraph-properties style:writing-mode="lr-tb"/>
      <style:text-properties officeooo:rsid="001e8aa0" officeooo:paragraph-rsid="001f4395"/>
    </style:style>
    <style:style style:name="P10" style:family="paragraph" style:parent-style-name="Standard">
      <style:paragraph-properties style:writing-mode="lr-tb"/>
      <style:text-properties officeooo:rsid="001e8aa0" officeooo:paragraph-rsid="0020768b"/>
    </style:style>
    <style:style style:name="P11" style:family="paragraph" style:parent-style-name="Standard">
      <style:paragraph-properties style:writing-mode="lr-tb"/>
      <style:text-properties officeooo:paragraph-rsid="0020768b"/>
    </style:style>
    <style:style style:name="P12" style:family="paragraph" style:parent-style-name="Standard">
      <style:paragraph-properties style:writing-mode="lr-tb"/>
      <style:text-properties officeooo:rsid="0020768b" officeooo:paragraph-rsid="0020768b"/>
    </style:style>
    <style:style style:name="P13" style:family="paragraph" style:parent-style-name="Table_20_Contents">
      <style:text-properties officeooo:rsid="0020768b" officeooo:paragraph-rsid="0020768b"/>
    </style:style>
    <style:style style:name="T1" style:family="text">
      <style:text-properties style:font-name="sans-serif" fo:font-size="10.5pt"/>
    </style:style>
    <style:style style:name="T2" style:family="text">
      <style:text-properties style:font-name="sans-serif" fo:font-size="10.5pt" officeooo:rsid="001e8aa0"/>
    </style:style>
    <style:style style:name="T3" style:family="text">
      <style:text-properties style:font-name="sans-serif" fo:font-size="10.5pt" officeooo:rsid="002076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r each organization: </text:span><text:line-break/><text:line-break/><text:span text:style-name="T1">Turn in a list of the information gathered and how it was obtained. </text:span><text:line-break/><text:span text:style-name="T1">Identify one item you thought would be useful to attack the organization and how you would use it. <text:s/>Identify any items that you found that you believe should not be public.</text:span></text:p>
      <text:p text:style-name="P1"/>
      <text:p text:style-name="P6">Iowa State</text:p>
      <text:p text:style-name="P11"><text:span text:style-name="T2">shodan - </text:span><text:a xlink:type="simple" xlink:href="https://www.shodan.io/search?query=iastate" text:style-name="Internet_20_link" text:visited-style-name="Visited_20_Internet_20_Link"><text:span text:style-name="T2">https://www.shodan.io/search?query=iastate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IP address</text:p>
          </table:table-cell>
          <table:table-cell table:style-name="Table1.A1" office:value-type="string">
            <text:p text:style-name="P13">Open Ports</text:p>
          </table:table-cell>
          <table:table-cell table:style-name="Table1.A1" office:value-type="string">
            <text:p text:style-name="P13">Note</text:p>
          </table:table-cell>
        </table:table-row>
        <table:table-row>
          <table:table-cell table:style-name="Table1.A1" office:value-type="string">
            <text:p text:style-name="P11"><text:span text:style-name="T3">1</text:span><text:span text:style-name="T2">29.186.88.245</text:span></text:p>
          </table:table-cell>
          <table:table-cell table:style-name="Table1.A1" office:value-type="string">
            <text:p text:style-name="P11">53 123 389 636 3268 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<text:span text:style-name="T2">173.215.75.17</text:span></text:p>
          </table:table-cell>
          <table:table-cell table:style-name="Table1.A1" office:value-type="string">
            <text:p text:style-name="P11">3389 8028 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0"><text:span text:style-name="T1">129.186.90.19</text:span></text:p>
          </table:table-cell>
          <table:table-cell table:style-name="Table1.A1" office:value-type="string">
            <text:p text:style-name="P12">25 </text:p>
          </table:table-cell>
          <table:table-cell table:style-name="Table1.A1" office:value-type="string">
            <text:p text:style-name="P12">iastate-no-longer.its.iastate.edu</text:p>
          </table:table-cell>
        </table:table-row>
        <table:table-row>
          <table:table-cell table:style-name="Table1.A1" office:value-type="string">
            <text:p text:style-name="P10"><text:span text:style-name="T1">166.227.5.1</text:span></text:p>
          </table:table-cell>
          <table:table-cell table:style-name="Table1.A1" office:value-type="string">
            <text:p text:style-name="P11">3389</text:p>
          </table:table-cell>
          <table:table-cell table:style-name="Table1.A1" office:value-type="string">
            <text:p text:style-name="P12">Has image with login portal, agron.iastate.edu</text:p>
          </table:table-cell>
        </table:table-row>
        <table:table-row>
          <table:table-cell table:style-name="Table1.A1" office:value-type="string">
            <text:p text:style-name="P10"><text:span text:style-name="T1">129.186.88.245</text:span></text:p>
          </table:table-cell>
          <table:table-cell table:style-name="Table1.A1" office:value-type="string">
            <text:p text:style-name="P11">53 123 389 636 3268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0"><text:span text:style-name="T1">129.186.91.37</text:span></text:p>
          </table:table-cell>
          <table:table-cell table:style-name="Table1.A1" office:value-type="string">
            <text:p text:style-name="P11">25 80 443 587</text:p>
          </table:table-cell>
          <table:table-cell table:style-name="Table1.A1" office:value-type="string">
            <text:p text:style-name="P11"/>
          </table:table-cell>
        </table:table-row>
        <table:table-row table:style-name="Table1.8">
          <table:table-cell table:style-name="Table1.A1" office:value-type="string">
            <text:p text:style-name="P10"><text:span text:style-name="T1">129.186.88.245</text:span></text:p>
          </table:table-cell>
          <table:table-cell table:style-name="Table1.A1" office:value-type="string">
            <text:p text:style-name="P11">53 123 389 636 3268 </text:p>
          </table:table-cell>
          <table:table-cell table:style-name="Table1.A1" office:value-type="string">
            <text:p text:style-name="P11"/>
          </table:table-cell>
        </table:table-row>
      </table:table>
      <text:p text:style-name="P9"><text:a xlink:type="simple" xlink:href="https://www.shodan.io/search?query=iastate.edu" text:style-name="Internet_20_link" text:visited-style-name="Visited_20_Internet_20_Link"><text:span text:style-name="T1"/></text:a></text:p>
      <text:p text:style-name="P9"><text:a xlink:type="simple" xlink:href="https://www.shodan.io/search?query=iastate.edu" text:style-name="Internet_20_link" text:visited-style-name="Visited_20_Internet_20_Link"><text:span text:style-name="T1"/></text:a></text:p>
      <text:p text:style-name="P9"><text:a xlink:type="simple" xlink:href="https://www.shodan.io/search?query=iastate.edu" text:style-name="Internet_20_link" text:visited-style-name="Visited_20_Internet_20_Link"><text:span text:style-name="T1">https://www.shodan.io/search?query=iastate.edu</text:span></text:a></text:p>
      <text:p text:style-name="P12"><text:span text:style-name="T1">This search gives information for some of the websites hosted on iastate. </text:span></text:p>
      <text:p text:style-name="P12"><text:span text:style-name="T1">I cannot search more or get details as I reached my limit for this.</text:span></text:p>
      <text:p text:style-name="P9"><text:span text:style-name="T1"/></text:p>
      <text:p text:style-name="P9"><text:span text:style-name="T1"/></text:p>
      <text:p text:style-name="P3">Wayback</text:p>
      <text:p text:style-name="P3"/>
      <text:p text:style-name="P3">web page + comment</text:p>
      <text:p text:style-name="P3"/>
      <text:p text:style-name="P3">twitter/linkedin/github,</text:p>
      <text:p text:style-name="P3"/>
      <text:p text:style-name="P3"/>
      <text:p text:style-name="P3">whois, arin. and dig</text:p>
      <text:p text:style-name="P7"/>
      <text:p text:style-name="P7"/>
      <text:p text:style-name="P4"/>
      <text:p text:style-name="P5">Citi Bank </text:p>
      <text:p text:style-name="P7"/>
      <text:p text:style-name="P3">shodan</text:p>
      <text:p text:style-name="P3">wayback</text:p>
      <text:p text:style-name="P3">FOCA</text:p>
      <text:p text:style-name="P3">web page + comment</text:p>
      <text:p text:style-name="P3">twitter/linkedin/github,</text:p>
      <text:p text:style-name="P3">whois, arin. and dig</text:p>
      <text:p text:style-name="P8"/>
      <text:p text:style-name="P4"/>
      <text:p text:style-name="P5">Epic Systems (Healthcare Solutions Organization)</text:p>
      <text:p text:style-name="P4"/>
      <text:p text:style-name="P3">shodan</text:p>
      <text:p text:style-name="P3">wayback</text:p>
      <text:p text:style-name="P3">FOCA</text:p>
      <text:p text:style-name="P3">web page + comment</text:p>
      <text:p text:style-name="P3">twitter/linkedin/github,</text:p>
      <text:p text:style-name="P3">whois, arin. and dig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8:16:06.146751583</meta:creation-date>
    <dc:date>2023-02-09T16:42:38.451287614</dc:date>
    <meta:editing-duration>PT15H27M10S</meta:editing-duration>
    <meta:editing-cycles>5</meta:editing-cycles>
    <meta:generator>LibreOffice/7.5.0.3$Linux_X86_64 LibreOffice_project/50$Build-3</meta:generator>
    <meta:document-statistic meta:table-count="1" meta:image-count="0" meta:object-count="0" meta:page-count="3" meta:paragraph-count="43" meta:word-count="162" meta:character-count="1083" meta:non-whitespace-character-count="954"/>
  </office:meta>
</office:document-meta>
</file>